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adfb" officeooo:paragraph-rsid="001fadfb"/>
    </style:style>
    <style:style style:name="P2" style:family="paragraph" style:parent-style-name="Standard">
      <style:text-properties officeooo:rsid="0021123a" officeooo:paragraph-rsid="0021123a"/>
    </style:style>
    <style:style style:name="P3" style:family="paragraph" style:parent-style-name="Standard">
      <style:paragraph-properties fo:break-before="page"/>
      <style:text-properties officeooo:rsid="0021123a" officeooo:paragraph-rsid="0021123a"/>
    </style:style>
    <style:style style:name="gr1" style:family="graphic">
      <style:graphic-properties draw:textarea-horizontal-align="justify" draw:textarea-vertical-align="middle" draw:auto-grow-height="false" fo:min-height="2.563cm" fo:min-width="3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st para</text:p>
      <text:p text:style-name="P1">second para</text:p>
      <text:p text:style-name="P2">aaa bbb ccc</text:p>
      <text:p text:style-name="P2"><draw:custom-shape text:anchor-type="char" draw:z-index="0" draw:name="Shape1" draw:style-name="gr1" svg:width="4.446cm" svg:height="3.626cm" svg:x="3.582cm" svg:y="1.5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dd eee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17.94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9-06-20T11:12:52.831839806</meta:creation-date>
    <dc:date>2019-07-10T11:02:27.419701684</dc:date>
    <dc:creator>Miklos Vajna</dc:creator>
    <meta:editing-duration>PT14M55S</meta:editing-duration>
    <meta:editing-cycles>12</meta:editing-cycles>
    <meta:generator>LibreOfficeDev/6.4.0.0.alpha0$Linux_X86_64 LibreOffice_project/66429422db9e519fae4549b6fe3af5e6c9b9454e</meta:generator>
    <meta:document-statistic meta:table-count="0" meta:image-count="0" meta:object-count="0" meta:page-count="2" meta:paragraph-count="4" meta:word-count="9" meta:character-count="39" meta:non-whitespace-character-count="34"/>
  </office:meta>
</office:document-meta>
</file>